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0.39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tochast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NOISE_TEMPERATURE</text:p>
          </table:table-cell>
          <table:table-cell office:value-type="string" calcext:value-type="string">
            <text:p>h_NULL</text:p>
          </table:table-cell>
          <table:table-cell office:value-type="string" calcext:value-type="string">
            <text:p>h_LR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ag</text:p>
          </table:table-cell>
          <table:table-cell office:value-type="string" calcext:value-type="string">
            <text:p>nshd_c</text:p>
          </table:table-cell>
          <table:table-cell office:value-type="string" calcext:value-type="string">
            <text:p>tpr_c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/>
            <text:p>Hyperparameter se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667" calcext:value-type="float">
            <text:p>1.4667</text:p>
          </table:table-cell>
          <table:table-cell office:value-type="float" office:value="0.5556" calcext:value-type="float">
            <text:p>0.555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8727" calcext:value-type="float">
            <text:p>0.87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9804" calcext:value-type="float">
            <text:p>0.980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8036" calcext:value-type="float">
            <text:p>0.803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875" calcext:value-type="float">
            <text:p>0.87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9394" calcext:value-type="float">
            <text:p>0.939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7069" calcext:value-type="float">
            <text:p>0.706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1667" calcext:value-type="float">
            <text:p>1.1667</text:p>
          </table:table-cell>
          <table:table-cell office:value-type="float" office:value="0.7059" calcext:value-type="float">
            <text:p>0.705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8571" calcext:value-type="float">
            <text:p>0.857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9796" calcext:value-type="float">
            <text:p>0.979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7931" calcext:value-type="float">
            <text:p>0.79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9167" calcext:value-type="float">
            <text:p>0.91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7679" calcext:value-type="float">
            <text:p>0.767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.1</text:p>
          </table:table-cell>
          <table:table-cell office:value-type="float" office:value="0.7385" calcext:value-type="float">
            <text:p>0.738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7381" calcext:value-type="float">
            <text:p>0.738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269" calcext:value-type="float">
            <text:p>0.826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9286" calcext:value-type="float">
            <text:p>0.928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.1</text:p>
          </table:table-cell>
          <table:table-cell office:value-type="float" office:value="0.7167" calcext:value-type="float">
            <text:p>0.71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9808" calcext:value-type="float">
            <text:p>0.980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0.7018" calcext:value-type="float">
            <text:p>0.70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.2667" calcext:value-type="float">
            <text:p>1.2667</text:p>
          </table:table-cell>
          <table:table-cell office:value-type="float" office:value="0.6418" calcext:value-type="float">
            <text:p>0.64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7966" calcext:value-type="float">
            <text:p>0.796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9057" calcext:value-type="float">
            <text:p>0.905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4667" calcext:value-type="float">
            <text:p>1.4667</text:p>
          </table:table-cell>
          <table:table-cell office:value-type="float" office:value="0.55" calcext:value-type="float">
            <text:p>0.5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8545" calcext:value-type="float">
            <text:p>0.85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9804" calcext:value-type="float">
            <text:p>0.980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7586" calcext:value-type="float">
            <text:p>0.758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723" calcext:value-type="float">
            <text:p>0.87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9545" calcext:value-type="float">
            <text:p>0.954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678" calcext:value-type="float">
            <text:p>0.67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office:value-type="float" office:value="0.6957" calcext:value-type="float">
            <text:p>0.695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8364" calcext:value-type="float">
            <text:p>0.836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9796" calcext:value-type="float">
            <text:p>0.979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7931" calcext:value-type="float">
            <text:p>0.79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9508" calcext:value-type="float">
            <text:p>0.950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7627" calcext:value-type="float">
            <text:p>0.76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.2</text:p>
          </table:table-cell>
          <table:table-cell office:value-type="float" office:value="0.7188" calcext:value-type="float">
            <text:p>0.718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7143" calcext:value-type="float">
            <text:p>0.714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8302" calcext:value-type="float">
            <text:p>0.830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8197" calcext:value-type="float">
            <text:p>0.819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7586" calcext:value-type="float">
            <text:p>0.758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9808" calcext:value-type="float">
            <text:p>0.980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7869" calcext:value-type="float">
            <text:p>0.786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6897" calcext:value-type="float">
            <text:p>0.689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.2" calcext:value-type="float">
            <text:p>1.2</text:p>
          </table:table-cell>
          <table:table-cell office:value-type="float" office:value="0.6567" calcext:value-type="float">
            <text:p>0.65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7966" calcext:value-type="float">
            <text:p>0.796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9423" calcext:value-type="float">
            <text:p>0.94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333" calcext:value-type="float">
            <text:p>1.4333</text:p>
          </table:table-cell>
          <table:table-cell office:value-type="float" office:value="0.5625" calcext:value-type="float">
            <text:p>0.56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8727" calcext:value-type="float">
            <text:p>0.87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9804" calcext:value-type="float">
            <text:p>0.980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7895" calcext:value-type="float">
            <text:p>0.789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8085" calcext:value-type="float">
            <text:p>0.80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8986" calcext:value-type="float">
            <text:p>0.898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</text:p>
          </table:table-cell>
          <table:table-cell office:value-type="float" office:value="0.6269" calcext:value-type="float">
            <text:p>0.626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8571" calcext:value-type="float">
            <text:p>0.857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9796" calcext:value-type="float">
            <text:p>0.979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7931" calcext:value-type="float">
            <text:p>0.79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9508" calcext:value-type="float">
            <text:p>0.950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7414" calcext:value-type="float">
            <text:p>0.74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.1</text:p>
          </table:table-cell>
          <table:table-cell office:value-type="float" office:value="0.7313" calcext:value-type="float">
            <text:p>0.731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7857" calcext:value-type="float">
            <text:p>0.785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8491" calcext:value-type="float">
            <text:p>0.849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8814" calcext:value-type="float">
            <text:p>0.88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.1333" calcext:value-type="float">
            <text:p>1.1333</text:p>
          </table:table-cell>
          <table:table-cell office:value-type="float" office:value="0.7049" calcext:value-type="float">
            <text:p>0.704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9808" calcext:value-type="float">
            <text:p>0.980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office:value-type="float" office:value="0.7705" calcext:value-type="float">
            <text:p>0.770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6897" calcext:value-type="float">
            <text:p>0.689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.1333" calcext:value-type="float">
            <text:p>1.1333</text:p>
          </table:table-cell>
          <table:table-cell office:value-type="float" office:value="0.6769" calcext:value-type="float">
            <text:p>0.676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7966" calcext:value-type="float">
            <text:p>0.796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9423" calcext:value-type="float">
            <text:p>0.94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5714" calcext:value-type="float">
            <text:p>0.57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8727" calcext:value-type="float">
            <text:p>0.87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9804" calcext:value-type="float">
            <text:p>0.980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7857" calcext:value-type="float">
            <text:p>0.785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723" calcext:value-type="float">
            <text:p>0.87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9254" calcext:value-type="float">
            <text:p>0.925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9667" calcext:value-type="float">
            <text:p>0.9667</text:p>
          </table:table-cell>
          <table:table-cell office:value-type="float" office:value="0.6949" calcext:value-type="float">
            <text:p>0.694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8571" calcext:value-type="float">
            <text:p>0.857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9796" calcext:value-type="float">
            <text:p>0.979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7931" calcext:value-type="float">
            <text:p>0.79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9032" calcext:value-type="float">
            <text:p>0.903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7586" calcext:value-type="float">
            <text:p>0.758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.2</text:p>
          </table:table-cell>
          <table:table-cell office:value-type="float" office:value="0.7121" calcext:value-type="float">
            <text:p>0.71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7381" calcext:value-type="float">
            <text:p>0.738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269" calcext:value-type="float">
            <text:p>0.826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8793" calcext:value-type="float">
            <text:p>0.879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.0667" calcext:value-type="float">
            <text:p>1.0667</text:p>
          </table:table-cell>
          <table:table-cell office:value-type="float" office:value="0.7288" calcext:value-type="float">
            <text:p>0.728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9808" calcext:value-type="float">
            <text:p>0.980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7833" calcext:value-type="float">
            <text:p>0.78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6897" calcext:value-type="float">
            <text:p>0.689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.2667" calcext:value-type="float">
            <text:p>1.2667</text:p>
          </table:table-cell>
          <table:table-cell office:value-type="float" office:value="0.6364" calcext:value-type="float">
            <text:p>0.63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7966" calcext:value-type="float">
            <text:p>0.796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9423" calcext:value-type="float">
            <text:p>0.94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4667" calcext:value-type="float">
            <text:p>1.4667</text:p>
          </table:table-cell>
          <table:table-cell office:value-type="float" office:value="0.5538" calcext:value-type="float">
            <text:p>0.553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8727" calcext:value-type="float">
            <text:p>0.87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9804" calcext:value-type="float">
            <text:p>0.980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7759" calcext:value-type="float">
            <text:p>0.775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723" calcext:value-type="float">
            <text:p>0.87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9254" calcext:value-type="float">
            <text:p>0.925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678" calcext:value-type="float">
            <text:p>0.67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2667" calcext:value-type="float">
            <text:p>1.2667</text:p>
          </table:table-cell>
          <table:table-cell office:value-type="float" office:value="0.6866" calcext:value-type="float">
            <text:p>0.68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8571" calcext:value-type="float">
            <text:p>0.857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9796" calcext:value-type="float">
            <text:p>0.979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7931" calcext:value-type="float">
            <text:p>0.79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9508" calcext:value-type="float">
            <text:p>0.950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7818" calcext:value-type="float">
            <text:p>0.78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.2</text:p>
          </table:table-cell>
          <table:table-cell office:value-type="float" office:value="0.7121" calcext:value-type="float">
            <text:p>0.71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8049" calcext:value-type="float">
            <text:p>0.804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7925" calcext:value-type="float">
            <text:p>0.79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9286" calcext:value-type="float">
            <text:p>0.928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7333" calcext:value-type="float">
            <text:p>0.73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9808" calcext:value-type="float">
            <text:p>0.980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667" calcext:value-type="float">
            <text:p>0.76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6897" calcext:value-type="float">
            <text:p>0.689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.2" calcext:value-type="float">
            <text:p>1.2</text:p>
          </table:table-cell>
          <table:table-cell office:value-type="float" office:value="0.6615" calcext:value-type="float">
            <text:p>0.66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8276" calcext:value-type="float">
            <text:p>0.827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TE_Logistic_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77138167187175" calcext:value-type="float">
            <text:p>0.177138167187175</text:p>
          </table:table-cell>
          <table:table-cell office:value-type="float" office:value="0.0216881787013694" calcext:value-type="float">
            <text:p>0.0216881787013694</text:p>
          </table:table-cell>
          <table:table-cell office:value-type="float" office:value="0.000113389232350646" calcext:value-type="float">
            <text:p>0.00011338923235064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9423" calcext:value-type="float">
            <text:p>0.94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TE_Logistic_84</text:p>
          </table:table-cell>
        </table:table-row>
      </table:table>
      <table:table table:name="Pivot Table_stochastic_1" table:style-name="ta1">
        <table:table-column table:style-name="co11" table:default-cell-style-name="ce4"/>
        <table:table-column table:style-name="co11" table:default-cell-style-name="ce9"/>
        <table:table-column table:style-name="co11" table:default-cell-style-name="ce15"/>
        <table:table-row table:style-name="ro2">
          <table:table-cell table:style-name="ce1"/>
          <table:table-cell table:style-name="ce6" office:value-type="string" calcext:value-type="string">
            <text:p>Data</text:p>
          </table:table-cell>
          <table:table-cell table:style-name="ce12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7" office:value-type="string" calcext:value-type="string">
            <text:p>Average - nshd_c</text:p>
          </table:table-cell>
          <table:table-cell table:style-name="ce13" office:value-type="string" calcext:value-type="string">
            <text:p>Average - tpr_c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0.683333333333333" calcext:value-type="float">
            <text:p>0.683333333333333</text:p>
          </table:table-cell>
          <table:table-cell table:style-name="ce14" office:value-type="float" office:value="0.811641666666667" calcext:value-type="float">
            <text:p>0.81164166666666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681941666666667" calcext:value-type="float">
            <text:p>0.681941666666667</text:p>
          </table:table-cell>
          <table:table-cell office:value-type="float" office:value="0.807095833333333" calcext:value-type="float">
            <text:p>0.80709583333333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690275" calcext:value-type="float">
            <text:p>0.690275</text:p>
          </table:table-cell>
          <table:table-cell office:value-type="float" office:value="0.806716666666667" calcext:value-type="float">
            <text:p>0.80671666666666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674995833333333" calcext:value-type="float">
            <text:p>0.674995833333333</text:p>
          </table:table-cell>
          <table:table-cell office:value-type="float" office:value="0.814479166666666" calcext:value-type="float">
            <text:p>0.81447916666666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" office:value-type="float" office:value="0.694445833333333" calcext:value-type="float">
            <text:p>0.694445833333333</text:p>
          </table:table-cell>
          <table:table-cell table:style-name="ce16" office:value-type="float" office:value="0.807308333333333" calcext:value-type="float">
            <text:p>0.807308333333333</text:p>
          </table:table-cell>
        </table:table-row>
        <table:table-row table:style-name="ro2">
          <table:table-cell table:style-name="ce5" office:value-type="string" calcext:value-type="string">
            <text:p>Total Result</text:p>
          </table:table-cell>
          <table:table-cell table:style-name="ce11" office:value-type="float" office:value="0.684998333333333" calcext:value-type="float">
            <text:p>0.684998333333333</text:p>
          </table:table-cell>
          <table:table-cell table:style-name="ce17" office:value-type="float" office:value="0.809448333333334" calcext:value-type="float">
            <text:p>0.809448333333334</text:p>
          </table:table-cell>
        </table:table-row>
        <table:table-row table:style-name="ro2" table:number-rows-repeated="2">
          <table:table-cell table:style-name="Default" table:number-columns-repeated="3"/>
        </table:table-row>
        <table:table-row table:style-name="ro2">
          <table:table-cell table:style-name="Default"/>
          <table:table-cell table:style-name="Default" table:formula="of:=COM.MICROSOFT.STDEV.S([.B3:.B7])" office:value-type="float" office:value="0.00757073163112758" calcext:value-type="float">
            <text:p>0.00757073163112758</text:p>
          </table:table-cell>
          <table:table-cell table:style-name="Default" table:formula="of:=COM.MICROSOFT.STDEV.S([.C3:.C7])" office:value-type="float" office:value="0.0034531092571285" calcext:value-type="float">
            <text:p>0.0034531092571285</text:p>
          </table:table-cell>
        </table:table-row>
      </table:table>
      <table:named-expressions/>
      <table:data-pilot-tables>
        <table:data-pilot-table table:name="DataPilot1" table:application-data="" table:target-range-address="'Pivot Table_stochastic_1'.A1:'Pivot Table_stochastic_1'.C8" table:buttons="'Pivot Table_stochastic_1'.A2 'Pivot Table_stochastic_1'.B1" table:show-filter-button="false" table:drill-down-on-double-click="false">
          <table:source-cell-range table:cell-range-address="stochastic.A1:stochastic.J1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j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shd_c" table:orientation="data" table:used-hierarchy="0" table:function="average">
            <table:data-pilot-level table:show-empty="false" calcext:repeat-item-labels="false">
              <table:data-pilot-members>
                <table:data-pilot-member table:name="0.0667" table:display="true" table:show-details="true"/>
                <table:data-pilot-member table:name="0.1333" table:display="true" table:show-details="true"/>
                <table:data-pilot-member table:name="0.2333" table:display="true" table:show-details="true"/>
                <table:data-pilot-member table:name="0.2667" table:display="true" table:show-details="true"/>
                <table:data-pilot-member table:name="0.3" table:display="true" table:show-details="true"/>
                <table:data-pilot-member table:name="0.3333" table:display="true" table:show-details="true"/>
                <table:data-pilot-member table:name="0.3667" table:display="true" table:show-details="true"/>
                <table:data-pilot-member table:name="0.4" table:display="true" table:show-details="true"/>
                <table:data-pilot-member table:name="0.4333" table:display="true" table:show-details="true"/>
                <table:data-pilot-member table:name="0.4667" table:display="true" table:show-details="true"/>
                <table:data-pilot-member table:name="0.5" table:display="true" table:show-details="true"/>
                <table:data-pilot-member table:name="0.5333" table:display="true" table:show-details="true"/>
                <table:data-pilot-member table:name="0.5667" table:display="true" table:show-details="true"/>
                <table:data-pilot-member table:name="0.6" table:display="true" table:show-details="true"/>
                <table:data-pilot-member table:name="0.6333" table:display="true" table:show-details="true"/>
                <table:data-pilot-member table:name="0.6667" table:display="true" table:show-details="true"/>
                <table:data-pilot-member table:name="0.7" table:display="true" table:show-details="true"/>
                <table:data-pilot-member table:name="0.7333" table:display="true" table:show-details="true"/>
                <table:data-pilot-member table:name="0.7667" table:display="true" table:show-details="true"/>
                <table:data-pilot-member table:name="0.8" table:display="true" table:show-details="true"/>
                <table:data-pilot-member table:name="0.8333" table:display="true" table:show-details="true"/>
                <table:data-pilot-member table:name="0.8667" table:display="true" table:show-details="true"/>
                <table:data-pilot-member table:name="0.9" table:display="true" table:show-details="true"/>
                <table:data-pilot-member table:name="0.9333" table:display="true" table:show-details="true"/>
                <table:data-pilot-member table:name="0.9667" table:display="true" table:show-details="true"/>
                <table:data-pilot-member table:name="1.0333" table:display="true" table:show-details="true"/>
                <table:data-pilot-member table:name="1.0667" table:display="true" table:show-details="true"/>
                <table:data-pilot-member table:name="1.1" table:display="true" table:show-details="true"/>
                <table:data-pilot-member table:name="1.1333" table:display="true" table:show-details="true"/>
                <table:data-pilot-member table:name="1.1667" table:display="true" table:show-details="true"/>
                <table:data-pilot-member table:name="1.2" table:display="true" table:show-details="true"/>
                <table:data-pilot-member table:name="1.2667" table:display="true" table:show-details="true"/>
                <table:data-pilot-member table:name="1.3333" table:display="true" table:show-details="true"/>
                <table:data-pilot-member table:name="1.4" table:display="true" table:show-details="true"/>
                <table:data-pilot-member table:name="1.4333" table:display="true" table:show-details="true"/>
                <table:data-pilot-member table:name="1.466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pr_c" table:orientation="data" table:used-hierarchy="0" table:function="average">
            <table:data-pilot-level table:show-empty="false" calcext:repeat-item-labels="false">
              <table:data-pilot-members>
                <table:data-pilot-member table:name="0.55" table:display="true" table:show-details="true"/>
                <table:data-pilot-member table:name="0.5538" table:display="true" table:show-details="true"/>
                <table:data-pilot-member table:name="0.5556" table:display="true" table:show-details="true"/>
                <table:data-pilot-member table:name="0.5625" table:display="true" table:show-details="true"/>
                <table:data-pilot-member table:name="0.5714" table:display="true" table:show-details="true"/>
                <table:data-pilot-member table:name="0.6269" table:display="true" table:show-details="true"/>
                <table:data-pilot-member table:name="0.6364" table:display="true" table:show-details="true"/>
                <table:data-pilot-member table:name="0.6418" table:display="true" table:show-details="true"/>
                <table:data-pilot-member table:name="0.6567" table:display="true" table:show-details="true"/>
                <table:data-pilot-member table:name="0.6615" table:display="true" table:show-details="true"/>
                <table:data-pilot-member table:name="0.6667" table:display="true" table:show-details="true"/>
                <table:data-pilot-member table:name="0.6769" table:display="true" table:show-details="true"/>
                <table:data-pilot-member table:name="0.678" table:display="true" table:show-details="true"/>
                <table:data-pilot-member table:name="0.6866" table:display="true" table:show-details="true"/>
                <table:data-pilot-member table:name="0.6897" table:display="true" table:show-details="true"/>
                <table:data-pilot-member table:name="0.6949" table:display="true" table:show-details="true"/>
                <table:data-pilot-member table:name="0.6957" table:display="true" table:show-details="true"/>
                <table:data-pilot-member table:name="0.7" table:display="true" table:show-details="true"/>
                <table:data-pilot-member table:name="0.7018" table:display="true" table:show-details="true"/>
                <table:data-pilot-member table:name="0.7049" table:display="true" table:show-details="true"/>
                <table:data-pilot-member table:name="0.7059" table:display="true" table:show-details="true"/>
                <table:data-pilot-member table:name="0.7069" table:display="true" table:show-details="true"/>
                <table:data-pilot-member table:name="0.7121" table:display="true" table:show-details="true"/>
                <table:data-pilot-member table:name="0.7143" table:display="true" table:show-details="true"/>
                <table:data-pilot-member table:name="0.7167" table:display="true" table:show-details="true"/>
                <table:data-pilot-member table:name="0.7188" table:display="true" table:show-details="true"/>
                <table:data-pilot-member table:name="0.7288" table:display="true" table:show-details="true"/>
                <table:data-pilot-member table:name="0.7313" table:display="true" table:show-details="true"/>
                <table:data-pilot-member table:name="0.7333" table:display="true" table:show-details="true"/>
                <table:data-pilot-member table:name="0.7381" table:display="true" table:show-details="true"/>
                <table:data-pilot-member table:name="0.7385" table:display="true" table:show-details="true"/>
                <table:data-pilot-member table:name="0.7414" table:display="true" table:show-details="true"/>
                <table:data-pilot-member table:name="0.75" table:display="true" table:show-details="true"/>
                <table:data-pilot-member table:name="0.7586" table:display="true" table:show-details="true"/>
                <table:data-pilot-member table:name="0.7627" table:display="true" table:show-details="true"/>
                <table:data-pilot-member table:name="0.7667" table:display="true" table:show-details="true"/>
                <table:data-pilot-member table:name="0.7679" table:display="true" table:show-details="true"/>
                <table:data-pilot-member table:name="0.7705" table:display="true" table:show-details="true"/>
                <table:data-pilot-member table:name="0.7759" table:display="true" table:show-details="true"/>
                <table:data-pilot-member table:name="0.7818" table:display="true" table:show-details="true"/>
                <table:data-pilot-member table:name="0.7833" table:display="true" table:show-details="true"/>
                <table:data-pilot-member table:name="0.7857" table:display="true" table:show-details="true"/>
                <table:data-pilot-member table:name="0.7869" table:display="true" table:show-details="true"/>
                <table:data-pilot-member table:name="0.7895" table:display="true" table:show-details="true"/>
                <table:data-pilot-member table:name="0.7925" table:display="true" table:show-details="true"/>
                <table:data-pilot-member table:name="0.7931" table:display="true" table:show-details="true"/>
                <table:data-pilot-member table:name="0.7966" table:display="true" table:show-details="true"/>
                <table:data-pilot-member table:name="0.8036" table:display="true" table:show-details="true"/>
                <table:data-pilot-member table:name="0.8049" table:display="true" table:show-details="true"/>
                <table:data-pilot-member table:name="0.8085" table:display="true" table:show-details="true"/>
                <table:data-pilot-member table:name="0.8197" table:display="true" table:show-details="true"/>
                <table:data-pilot-member table:name="0.8269" table:display="true" table:show-details="true"/>
                <table:data-pilot-member table:name="0.8276" table:display="true" table:show-details="true"/>
                <table:data-pilot-member table:name="0.8302" table:display="true" table:show-details="true"/>
                <table:data-pilot-member table:name="0.8364" table:display="true" table:show-details="true"/>
                <table:data-pilot-member table:name="0.8491" table:display="true" table:show-details="true"/>
                <table:data-pilot-member table:name="0.8545" table:display="true" table:show-details="true"/>
                <table:data-pilot-member table:name="0.8571" table:display="true" table:show-details="true"/>
                <table:data-pilot-member table:name="0.8723" table:display="true" table:show-details="true"/>
                <table:data-pilot-member table:name="0.8727" table:display="true" table:show-details="true"/>
                <table:data-pilot-member table:name="0.875" table:display="true" table:show-details="true"/>
                <table:data-pilot-member table:name="0.8793" table:display="true" table:show-details="true"/>
                <table:data-pilot-member table:name="0.8814" table:display="true" table:show-details="true"/>
                <table:data-pilot-member table:name="0.8986" table:display="true" table:show-details="true"/>
                <table:data-pilot-member table:name="0.9032" table:display="true" table:show-details="true"/>
                <table:data-pilot-member table:name="0.9057" table:display="true" table:show-details="true"/>
                <table:data-pilot-member table:name="0.9167" table:display="true" table:show-details="true"/>
                <table:data-pilot-member table:name="0.9254" table:display="true" table:show-details="true"/>
                <table:data-pilot-member table:name="0.9286" table:display="true" table:show-details="true"/>
                <table:data-pilot-member table:name="0.9394" table:display="true" table:show-details="true"/>
                <table:data-pilot-member table:name="0.9423" table:display="true" table:show-details="true"/>
                <table:data-pilot-member table:name="0.9508" table:display="true" table:show-details="true"/>
                <table:data-pilot-member table:name="0.9545" table:display="true" table:show-details="true"/>
                <table:data-pilot-member table:name="0.9796" table:display="true" table:show-details="true"/>
                <table:data-pilot-member table:name="0.9804" table:display="true" table:show-details="true"/>
                <table:data-pilot-member table:name="0.98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1T20:14:07.824214425</dc:date>
    <meta:editing-duration>PT1M10S</meta:editing-duration>
    <meta:editing-cycles>2</meta:editing-cycles>
    <meta:generator>LibreOffice/7.3.5.2$Linux_X86_64 LibreOffice_project/30$Build-2</meta:generator>
    <meta:document-statistic meta:table-count="2" meta:cell-count="1234" meta:object-count="0"/>
  </office:meta>
</office:document-meta>
</file>